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04F6100003B895A48CF0C.wmf"/>
  <manifest:file-entry manifest:media-type="" manifest:full-path="Pictures/2000013E0000493F0000493FFE0EA61E.wmf"/>
  <manifest:file-entry manifest:media-type="" manifest:full-path="Pictures/2000002100004F6100003B893AF02771.wmf"/>
  <manifest:file-entry manifest:media-type="" manifest:full-path="Pictures/2000004500004F6100003B89BAB481AA.wmf"/>
  <manifest:file-entry manifest:media-type="" manifest:full-path="Pictures/2000008A00004F6100003B892CA71BD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cm" svg:y="12.748cm" svg:width="17cm" svg:height="12.749cm" draw:z-index="1"><draw:image xlink:href="Pictures/2000008A00004F6100003B892CA71BD3.wmf" xlink:type="simple" xlink:show="embed" xlink:actuate="onLoad"/></draw:frame><draw:frame draw:style-name="fr2" draw:name="graphics1" text:anchor-type="paragraph" svg:width="17cm" svg:height="12.749cm" draw:z-index="0"><draw:image xlink:href="Pictures/2000002100004F6100003B893AF02771.wmf" xlink:type="simple" xlink:show="embed" xlink:actuate="onLoad"/></draw:frame></text:p>
      <text:p text:style-name="Standard"/>
      <text:p text:style-name="Standard"/>
      <text:p text:style-name="Standard"><draw:frame draw:style-name="fr1" draw:name="graphics4" text:anchor-type="paragraph" svg:x="0cm" svg:y="12.748cm" svg:width="17cm" svg:height="12.749cm" draw:z-index="3"><draw:image xlink:href="Pictures/2000001400004F6100003B895A48CF0C.wmf" xlink:type="simple" xlink:show="embed" xlink:actuate="onLoad"/></draw:frame><draw:frame draw:style-name="fr2" draw:name="graphics3" text:anchor-type="paragraph" svg:width="17cm" svg:height="12.749cm" draw:z-index="2"><draw:image xlink:href="Pictures/2000004500004F6100003B89BAB481AA.wmf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phics5" text:anchor-type="paragraph" svg:width="17cm" svg:height="17cm" draw:z-index="4"><draw:image xlink:href="Pictures/2000013E0000493F0000493FFE0EA61E.wmf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Holloway</meta:initial-creator>
    <meta:creation-date>2011-03-23T20:45:11</meta:creation-date>
    <dc:date>2011-03-23T21:16:13</dc:date>
    <dc:creator>Matthew Holloway</dc:creator>
    <meta:editing-duration>PT00H04M49S</meta:editing-duration>
    <meta:editing-cycles>2</meta:editing-cycles>
    <meta:generator>OpenOffice.org/3.2$Linux OpenOffice.org_project/320m19$Build-9505</meta:generator>
    <meta:document-statistic meta:table-count="0" meta:image-count="5" meta:object-count="0" meta:page-count="3" meta:paragraph-count="0" meta:word-count="0" meta:character-count="0"/>
  </office:meta>
</office:document-meta>
</file>